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Courier New'" style:font-family-asian="'Courier New'" style:font-family-complex="'Courier New'" fo:background-color="transparent" fo:color="#ff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fo:color="#ff0000"/>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fo:color="#ff0000"/>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fo:color="#ff0000"/>
    </style:style>
    <style:style style:name="T9" style:family="text">
      <style:text-properties fo:font-size="11.00pt" fo:font-weight="normal" fo:font-family="'Courier New'" style:font-family-asian="'Courier New'" style:font-family-complex="'Courier New'" fo:background-color="transparent" style:use-window-font-color="true"/>
    </style:style>
    <style:style style:name="T10" style:family="text">
      <style:text-properties fo:font-size="11.00pt" fo:font-weight="normal" fo:font-family="'Courier New'" style:font-family-asian="'Courier New'" style:font-family-complex="'Courier New'" fo:background-color="transparent" fo:color="#ff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fo:color="#ff0000"/>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ourier New'" style:font-family-asian="'Courier New'" style:font-family-complex="'Courier New'" fo:background-color="transparent" fo:color="#ff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ourier New'" style:font-family-asian="'Courier New'" style:font-family-complex="'Courier New'" fo:background-color="transparent" fo:color="#ff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ourier New'" style:font-family-asian="'Courier New'" style:font-family-complex="'Courier New'"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ourier New'" style:font-family-asian="'Courier New'" style:font-family-complex="'Courier New'" fo:background-color="transparent" style:use-window-font-color="true"/>
    </style:style>
    <style:style style:name="T22" style:family="text">
      <style:text-properties fo:font-size="11.00pt" fo:font-weight="normal" fo:font-family="'Courier New'" style:font-family-asian="'Courier New'" style:font-family-complex="'Courier New'" fo:background-color="transparent" fo:color="#ff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ourier New'" style:font-family-asian="'Courier New'" style:font-family-complex="'Courier New'" fo:background-color="transparent" style:use-window-font-color="true"/>
    </style:style>
    <style:style style:name="T25" style:family="text">
      <style:text-properties fo:font-size="11.00pt" fo:font-weight="normal" fo:font-family="'Courier New'" style:font-family-asian="'Courier New'" style:font-family-complex="'Courier New'" fo:background-color="transparent" fo:color="#ff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ourier New'" style:font-family-asian="'Courier New'" style:font-family-complex="'Courier New'" fo:background-color="transparent" fo:color="#ff0000"/>
    </style:style>
    <style:style style:name="T28" style:family="text">
      <style:text-properties fo:font-size="11.00pt" fo:font-weight="normal" fo:font-family="'Courier New'" style:font-family-asian="'Courier New'" style:font-family-complex="'Courier New'"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fo:color="#ff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ourier New'" style:font-family-asian="'Courier New'" style:font-family-complex="'Courier New'" fo:background-color="transparent" style:use-window-font-color="true"/>
    </style:style>
    <style:style style:name="T32" style:family="text">
      <style:text-properties fo:font-size="11.00pt" fo:font-weight="normal" fo:font-family="'Courier New'" style:font-family-asian="'Courier New'" style:font-family-complex="'Courier New'" fo:background-color="transparent" style:use-window-font-color="true"/>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ourier New'" style:font-family-asian="'Courier New'" style:font-family-complex="'Courier New'" fo:background-color="transparent" fo:color="#ff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fo:color="#ff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ourier New'" style:font-family-asian="'Courier New'" style:font-family-complex="'Courier New'"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style>
    <style:style style:name="T41" style:family="text">
      <style:text-properties fo:font-size="11.00pt" fo:font-weight="normal" fo:font-family="'Courier New'" style:font-family-asian="'Courier New'" style:font-family-complex="'Courier New'" fo:background-color="transparent" fo:color="#ff0000"/>
    </style:style>
    <style:style style:name="T42" style:family="text">
      <style:text-properties fo:font-size="11.00pt" fo:font-weight="normal" fo:font-family="'Courier New'" style:font-family-asian="'Courier New'" style:font-family-complex="'Courier New'"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ourier New'" style:font-family-asian="'Courier New'" style:font-family-complex="'Courier New'" fo:background-color="transparent" style:use-window-font-color="true"/>
    </style:style>
    <style:style style:name="T45" style:family="text">
      <style:text-properties fo:font-size="11.00pt" fo:font-weight="normal" fo:font-family="'Courier New'" style:font-family-asian="'Courier New'" style:font-family-complex="'Courier New'" fo:background-color="transparent" fo:color="#ff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ourier New'" style:font-family-asian="'Courier New'" style:font-family-complex="'Courier New'" fo:background-color="transparent" fo:color="#ff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ourier New'" style:font-family-asian="'Courier New'" style:font-family-complex="'Courier New'" fo:background-color="transparent" fo:color="#ff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ourier New'" style:font-family-asian="'Courier New'" style:font-family-complex="'Courier New'" fo:background-color="transparent" fo:color="#ff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ourier New'" style:font-family-asian="'Courier New'" style:font-family-complex="'Courier New'" fo:background-color="transparent" fo:color="#ff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ourier New'" style:font-family-asian="'Courier New'" style:font-family-complex="'Courier New'" fo:background-color="transparent" fo:color="#ff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ourier New'" style:font-family-asian="'Courier New'" style:font-family-complex="'Courier New'"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ourier New'" style:font-family-asian="'Courier New'" style:font-family-complex="'Courier New'" fo:background-color="transparent" style:use-window-font-color="true"/>
    </style:style>
    <style:style style:name="T60" style:family="text">
      <style:text-properties fo:font-size="11.00pt" fo:font-weight="normal" fo:font-family="'Courier New'" style:font-family-asian="'Courier New'" style:font-family-complex="'Courier New'" fo:background-color="transparent" fo:color="#ff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ourier New'" style:font-family-asian="'Courier New'" style:font-family-complex="'Courier New'" fo:background-color="transparent" fo:color="#ff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ourier New'" style:font-family-asian="'Courier New'" style:font-family-complex="'Courier New'" fo:background-color="transparent" fo:color="#ff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ourier New'" style:font-family-asian="'Courier New'" style:font-family-complex="'Courier New'" fo:background-color="transparent" fo:color="#ff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ourier New'" style:font-family-asian="'Courier New'" style:font-family-complex="'Courier New'" fo:background-color="transparent" fo:color="#ff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ourier New'" style:font-family-asian="'Courier New'" style:font-family-complex="'Courier New'" fo:background-color="transparent" fo:color="#ff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ourier New'" style:font-family-asian="'Courier New'" style:font-family-complex="'Courier New'" fo:background-color="transparent" fo:color="#ff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ourier New'" style:font-family-asian="'Courier New'" style:font-family-complex="'Courier New'" fo:background-color="transparent" style:use-window-font-color="true"/>
    </style:style>
    <style:style style:name="T75" style:family="text">
      <style:text-properties fo:font-size="11.00pt" fo:font-weight="normal" fo:font-family="'Courier New'" style:font-family-asian="'Courier New'" style:font-family-complex="'Courier New'" fo:background-color="transparent" fo:color="#ff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ourier New'" style:font-family-asian="'Courier New'" style:font-family-complex="'Courier New'" fo:background-color="transparent" fo:color="#ff0000"/>
    </style:style>
    <style:style style:name="T78" style:family="text">
      <style:text-properties fo:font-size="11.00pt" fo:font-weight="normal" fo:font-family="'Courier New'" style:font-family-asian="'Courier New'" style:font-family-complex="'Courier New'" fo:background-color="transparent" fo:color="#ff0000"/>
    </style:style>
    <style:style style:name="T79" style:family="text">
      <style:text-properties fo:font-size="11.00pt" fo:font-weight="normal" fo:font-family="'Courier New'" style:font-family-asian="'Courier New'" style:font-family-complex="'Courier New'" fo:background-color="transparent" fo:color="#ff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ourier New'" style:font-family-asian="'Courier New'" style:font-family-complex="'Courier New'" fo:background-color="transparent" fo:color="#ff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ourier New'" style:font-family-asian="'Courier New'" style:font-family-complex="'Courier New'" fo:background-color="transparent" style:use-window-font-color="true"/>
    </style:style>
    <style:style style:name="T84" style:family="text">
      <style:text-properties fo:font-size="11.00pt" fo:font-weight="normal" fo:font-family="'Courier New'" style:font-family-asian="'Courier New'" style:font-family-complex="'Courier New'"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ourier New'" style:font-family-asian="'Courier New'" style:font-family-complex="'Courier New'" fo:background-color="transparent" fo:color="#ff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ourier New'" style:font-family-asian="'Courier New'" style:font-family-complex="'Courier New'"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ourier New'" style:font-family-asian="'Courier New'" style:font-family-complex="'Courier New'" fo:background-color="transparent" style:use-window-font-color="true"/>
    </style:style>
    <style:style style:name="T91" style:family="text">
      <style:text-properties fo:font-size="11.00pt" fo:font-weight="normal" fo:font-family="'Courier New'" style:font-family-asian="'Courier New'" style:font-family-complex="'Courier New'" fo:background-color="transparent" fo:color="#ff0000"/>
    </style:style>
    <style:style style:name="T92" style:family="text">
      <style:text-properties fo:font-size="11.00pt" fo:font-weight="normal" fo:font-family="'Courier New'" style:font-family-asian="'Courier New'" style:font-family-complex="'Courier New'" fo:background-color="transparent" fo:color="#00b050"/>
    </style:style>
    <style:style style:name="T93" style:family="text">
      <style:text-properties fo:font-size="11.00pt" fo:font-weight="normal" fo:font-family="'Courier New'" style:font-family-asian="'Courier New'" style:font-family-complex="'Courier New'" fo:background-color="transparent" fo:color="#ff0000"/>
    </style:style>
    <style:style style:name="T94" style:family="text">
      <style:text-properties fo:font-size="11.00pt" fo:font-weight="normal" fo:font-family="'Courier New'" style:font-family-asian="'Courier New'" style:font-family-complex="'Courier New'" fo:background-color="transparent" style:use-window-font-color="true"/>
    </style:style>
    <style:style style:name="T95" style:family="text">
      <style:text-properties fo:font-size="11.00pt" fo:font-weight="normal" fo:font-family="'Courier New'" style:font-family-asian="'Courier New'" style:font-family-complex="'Courier New'" fo:background-color="transparent" fo:color="#ff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ourier New'" style:font-family-asian="'Courier New'" style:font-family-complex="'Courier New'" fo:background-color="transparent" fo:color="#ff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ourier New'" style:font-family-asian="'Courier New'" style:font-family-complex="'Courier New'" fo:background-color="transparent" style:use-window-font-color="true"/>
    </style:style>
    <style:style style:name="T100" style:family="text">
      <style:text-properties fo:font-size="11.00pt" fo:font-weight="normal" fo:font-family="'Courier New'" style:font-family-asian="'Courier New'" style:font-family-complex="'Courier New'" fo:background-color="transparent" fo:color="#ff0000"/>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ourier New'" style:font-family-asian="'Courier New'" style:font-family-complex="'Courier New'" fo:background-color="transparent" style:use-window-font-color="true"/>
    </style:style>
    <style:style style:name="T103" style:family="text">
      <style:text-properties fo:font-size="12.00pt" fo:font-weight="normal" fo:font-family="'Courier New'" style:font-family-asian="'Courier New'" style:font-family-complex="'Courier New'" fo:background-color="transparent" fo:color="#ff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Courier New'" style:font-family-asian="'Courier New'" style:font-family-complex="'Courier New'"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15" style:family="text">
      <style:text-properties fo:font-size="11.00pt" fo:font-weight="normal" fo:font-family="'Courier New'" style:font-family-asian="'Courier New'" style:font-family-complex="'Courier New'"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18" style:family="text">
      <style:text-properties fo:font-size="11.00pt" fo:font-weight="normal" fo:font-family="'Courier New'" style:font-family-asian="'Courier New'" style:font-family-complex="'Courier New'" fo:background-color="transparent" style:use-window-font-color="true"/>
    </style:style>
    <style:style style:name="T119"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20" style:family="text">
      <style:text-properties fo:font-size="11.00pt" fo:font-weight="normal" fo:font-family="'Courier New'" style:font-family-asian="'Courier New'" style:font-family-complex="'Courier New'"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23" style:family="text">
      <style:text-properties fo:font-size="11.00pt" fo:font-weight="normal" fo:font-family="'Courier New'" style:font-family-asian="'Courier New'" style:font-family-complex="'Courier New'"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26" style:family="text">
      <style:text-properties fo:font-size="11.00pt" fo:font-weight="normal" fo:font-family="'Courier New'" style:font-family-asian="'Courier New'" style:font-family-complex="'Courier New'"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29" style:family="text">
      <style:text-properties fo:font-size="11.00pt" fo:font-weight="normal" fo:font-family="'Courier New'" style:font-family-asian="'Courier New'" style:font-family-complex="'Courier New'"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32" style:family="text">
      <style:text-properties fo:font-size="11.00pt" fo:font-weight="normal" fo:font-family="'Courier New'" style:font-family-asian="'Courier New'" style:font-family-complex="'Courier New'"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35" style:family="text">
      <style:text-properties fo:font-size="11.00pt" fo:font-weight="normal" fo:font-family="'Courier New'" style:font-family-asian="'Courier New'" style:font-family-complex="'Courier New'"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The Evolution of Ethereum in Fintech</text:span></text:p>
      <text:p text:style-name="P1"><text:span text:style-name="T2"/></text:p>
      <text:p text:style-name="P1"><text:span text:style-name="T3">*Name of company</text:span></text:p>
      <text:p text:style-name="P1"><text:span text:style-name="T4">Ethereum</text:span></text:p>
      <text:p text:style-name="P1"><text:span text:style-name="T5"/></text:p>
      <text:p text:style-name="P1"><text:span text:style-name="T5">* When was the company incorporated?</text:span></text:p>
      <text:p text:style-name="P1"><text:span text:style-name="T6">Etereum was officially launched in 2015. In 2016, company had to split into two separate blockchains, Ethereum, and Ethereum Classic, after a malicious actor stole more than $50 million worth of funds which had been raised on the DAO, a set of smart contracts originating from Ethereum's software platform. </text:span></text:p>
      <text:p text:style-name="P1"><text:span text:style-name="T7"/></text:p>
      <text:p text:style-name="P1"><text:span text:style-name="T7">* Who are the founders of the company?</text:span></text:p>
      <text:p text:style-name="P1"><text:span text:style-name="T8">Ethereum was founded by a young Russian born Canadian programmer named Vitalik Buterin.<text:tab/><text:tab/><text:tab/></text:span></text:p>
      <text:p text:style-name="P1"><text:span text:style-name="T9"/></text:p>
      <text:p text:style-name="P1"><text:span text:style-name="T9">* How did the idea for the company (or project) come about?</text:span></text:p>
      <text:p text:style-name="P1"><text:span text:style-name="T10">Ethereum was intended to be a robust platform that allows developers to build blockchain applications. Buterin was inspired by some of the shortcomings he faced when trying to build applications on the Bitcoin blockchain. </text:span></text:p>
      <text:p text:style-name="P1"><text:span text:style-name="T11"/></text:p>
      <text:p text:style-name="P1"><text:span text:style-name="T12">The Ethereum blockchain enables more open, inclusive, and secure business networks, shared operating models, more efficient processes, reduced costs, and new products and services in banking and finance.</text:span></text:p>
      <text:p text:style-name="P1"><text:span text:style-name="T13"/></text:p>
      <text:p text:style-name="P1"><text:span text:style-name="T14">* How is the company funded? How much funding have they received?</text:span></text:p>
      <text:p text:style-name="P1"><text:span text:style-name="T15">The Ethereum ICO (Initial Coin Offering) was conducted on 20th of July, 2014. The duration of the whole ICO was for 42 days and the total number of tokens were uncapped.It was the 6th highest crowdfunded project of all time.</text:span></text:p>
      <text:p text:style-name="P1"><text:span text:style-name="T16"/></text:p>
      <text:p text:style-name="P1"><text:span text:style-name="T17">It was also the second most successful ICO of that time. It had only one mode of payment for the ICO, and that was in BTC. Initially, the price of Ether was 2000 ETH for 1 BTC, which linearly increased as the ICO progressed and became 1337 ETH for 1 BTC finally. Almost 31,529 BTC ($18.4 million at the time) were collected during the Initial Coin Offering.</text:span></text:p>
      <text:p text:style-name="P1"><text:span text:style-name="T18"/></text:p>
      <text:p text:style-name="P1"><text:span text:style-name="T19">## Business Activities:</text:span></text:p>
      <text:p text:style-name="P1"><text:span text:style-name="T20"/></text:p>
      <text:p text:style-name="P1"><text:span text:style-name="T21">* What specific financial problem is the company or project trying to solve?</text:span></text:p>
      <text:p text:style-name="P1"><text:span text:style-name="T22">The founders believed that the potential of blockchain technology was not limited to financial applications in form of digital currency. So they quickly set out to create a blockchain programming that was based on computations algorithms, Ethereum.</text:span></text:p>
      <text:p text:style-name="P1"><text:span text:style-name="T23"/></text:p>
      <text:p text:style-name="P1"><text:span text:style-name="T23"/></text:p>
      <text:p text:style-name="P1"><text:span text:style-name="T24">* Who is the company's intended customer?<text:s text:c="2"/>Is there any information about the market size of this set of customers?</text:span></text:p>
      <text:p text:style-name="P1"><text:span text:style-name="T25">The advantage of Ethereum can be implemented to help from ecommerce and IoT's to government agenecies, heathcare industry and banking/finance sectors just to name a few. </text:span></text:p>
      <text:p text:style-name="P1"><text:span text:style-name="T26"/></text:p>
      <text:p text:style-name="P1"><text:span text:style-name="T27">Even as competitors enter the market of smart contract Ethereum platform continues to be a leading force in the blockchain world. Data gathered by yahoo finance and bitcoin magazine show that Ethereum has become the most used blockchain platform worldwide in terms of settlement value. </text:span></text:p>
      <text:p text:style-name="P1"><text:span text:style-name="T28"/></text:p>
      <text:p text:style-name="P1"><text:span text:style-name="T28">What solution does this company offer that their competitors do not or cannot offer? (What is the unfair advantage they utilize?)</text:span></text:p>
      <text:p text:style-name="P1"><text:span text:style-name="T29">Ethereum comes complete with its own programming language which runs on a blockchain, enabling developers to build and run distributed applications.</text:span></text:p>
      <text:p text:style-name="P1"><text:span text:style-name="T30"/></text:p>
      <text:p text:style-name="P1"><text:span text:style-name="T31">* Which technologies are they currently using, and how are they implementing them? (This may take a little bit of sleuthing</text:span><text:span text:style-name="T32">––</text:span><text:span text:style-name="T33"><text:s/>you may want to search the company’s engineering blog or use sites like Stackshare to find this information.)</text:span></text:p>
      <text:p text:style-name="P1"><text:span text:style-name="T34">BTC (bitcoin) and ETH (ether-ethereum's digital currency) are both digital currencies, but the primary purpose of ether is not to establish itself as an alternative monetary system, but rather to facilitate and monetize the operation of the Ethereum smart contract and decentralized application (dapp) platform.</text:span></text:p>
      <text:p text:style-name="P1"><text:span text:style-name="T35"/></text:p>
      <text:p text:style-name="P1"><text:span text:style-name="T36">Ethereum enables the deployment of smart contracts and decentralized applications (dapps) to be built and run without any downtime, fraud, control or interference from a third party. </text:span></text:p>
      <text:p text:style-name="P1"><text:span text:style-name="T37"/></text:p>
      <text:p text:style-name="P1"><text:span text:style-name="T37"/></text:p>
      <text:p text:style-name="P1"><text:span text:style-name="T38">## Landscape:</text:span></text:p>
      <text:p text:style-name="P1"><text:span text:style-name="T39"/></text:p>
      <text:p text:style-name="P1"><text:span text:style-name="T40">* What domain of the financial industry is the company in?</text:span></text:p>
      <text:p text:style-name="P1"><text:span text:style-name="T41">Blockchain and Crytocurrency</text:span></text:p>
      <text:p text:style-name="P1"><text:span text:style-name="T42">* What have been the major trends and innovations of this domain over the last 5-10 years?</text:span></text:p>
      <text:p text:style-name="P1"><text:span text:style-name="T43"/></text:p>
      <text:p text:style-name="P1"><draw:frame text:anchor-type="as-char" svg:width="152.40mm" svg:height="83.08mm" style:rel-width="scale" style:rel-height="scale"><draw:object-ole xlink:href="OleObj1"/><draw:image xlink:href="ObjectReplacements/OleObj1"/></draw:frame><text:span text:style-name="T43"/></text:p>
      <text:p text:style-name="P1"><text:span text:style-name="T43"/></text:p>
      <text:p text:style-name="P1"><text:span text:style-name="T44">* What are the other major companies in this domain?</text:span></text:p>
      <text:p text:style-name="P1"><text:span text:style-name="T45">Bitcoin</text:span></text:p>
      <text:p text:style-name="P1"><text:span text:style-name="T45">It is the first type of cryptocurrency and blockchain, a decentralized form of digital cash that eliminates the need for traditional intermediaries like banks and governments to make financial transactions.</text:span></text:p>
      <text:p text:style-name="P1"><text:span text:style-name="T46"/></text:p>
      <text:p text:style-name="P1"><text:span text:style-name="T47">Dash</text:span></text:p>
      <text:p text:style-name="P1"><text:span text:style-name="T47">Dash is an API Documentation Browser and Code Snippet Manager. Dash stores snippets of code and instantly searches offline documentation sets for 150+ APIs. You can even generate your own docsets or request docsets to be included.</text:span></text:p>
      <text:p text:style-name="P1"><text:span text:style-name="T48"/></text:p>
      <text:p text:style-name="P1"><text:span text:style-name="T49">Litecoin</text:span></text:p>
      <text:p text:style-name="P1"><text:span text:style-name="T49">It is a peer-to-peer Internet currency that enables instant, near-zero cost payments to anyone in the world. It is an open source, global payment network that is fully decentralized without any central authorities.</text:span></text:p>
      <text:p text:style-name="P1"><text:span text:style-name="T50"/></text:p>
      <text:p text:style-name="P1"><text:span text:style-name="T51">Ripple</text:span></text:p>
      <text:p text:style-name="P1"><text:span text:style-name="T51">It is an open source protocol which is designed to allow fast and cheap transactions.</text:span></text:p>
      <text:p text:style-name="P1"><text:span text:style-name="T52"/></text:p>
      <text:p text:style-name="P1"><text:span text:style-name="T53">Hyperledger Fabric</text:span></text:p>
      <text:p text:style-name="P1"><text:span text:style-name="T53">It is a collaborative effort created to advance blockchain technology by identifying and addressing important features and currently missing requirements. It leverages container technology to host smart contracts called “chaincode” that comprise the application logic of the system.</text:span></text:p>
      <text:p text:style-name="P1"><text:span text:style-name="T54"/></text:p>
      <text:p text:style-name="P1"><text:span text:style-name="T55">IPFS</text:span></text:p>
      <text:p text:style-name="P1"><text:span text:style-name="T55">It is a protocol and network designed to create a content-addressable, peer-to-peer method of storing and sharing hypermedia in a distributed file system.</text:span></text:p>
      <text:p text:style-name="P1"><text:span text:style-name="T56"/></text:p>
      <text:p text:style-name="P1"><text:span text:style-name="T57">## Results</text:span></text:p>
      <text:p text:style-name="P1"><text:span text:style-name="T58"/></text:p>
      <text:p text:style-name="P1"><text:span text:style-name="T59">* What has been the business impact of this company so far?</text:span></text:p>
      <text:p text:style-name="P1"><text:span text:style-name="T60">Automated fund launch, fund adminstration and automated transfer agency in asset management</text:span></text:p>
      <text:p text:style-name="P1"><text:span text:style-name="T61"/></text:p>
      <text:p text:style-name="P1"><text:span text:style-name="T62">Stakeholder engagement with digitized assets and services</text:span></text:p>
      <text:p text:style-name="P1"><text:span text:style-name="T63"/></text:p>
      <text:p text:style-name="P1"><text:span text:style-name="T64">Digitization of portfolio and existing for wider market access, liquidity and fractionalization</text:span></text:p>
      <text:p text:style-name="P1"><text:span text:style-name="T65"/></text:p>
      <text:p text:style-name="P1"><text:span text:style-name="T66">Customizable built-in privacy settings for transaction confidentiality</text:span></text:p>
      <text:p text:style-name="P1"><text:span text:style-name="T67"/></text:p>
      <text:p text:style-name="P1"><text:span text:style-name="T68">Voting and other shareholder rights and obligations programmed into digital assets, resulting in seamless user experience and reduced risks of human error</text:span></text:p>
      <text:p text:style-name="P1"><text:span text:style-name="T69"/></text:p>
      <text:p text:style-name="P1"><text:span text:style-name="T70">Creation and enforcement of incentive mechanisms to promote participation and punish based on the type of activity</text:span></text:p>
      <text:p text:style-name="P1"><text:span text:style-name="T71"/></text:p>
      <text:p text:style-name="P1"><text:span text:style-name="T72">Improved governance and transparency for investors and stakeholders</text:span></text:p>
      <text:p text:style-name="P1"><text:span text:style-name="T73"/></text:p>
      <text:p text:style-name="P1"><text:span text:style-name="T74">* What are some of the core metrics that companies in this domain use to measure success? How is your company performing, based on these metrics?</text:span></text:p>
      <text:p text:style-name="P1"><text:span text:style-name="T75">Authenticity and scarcity: Digitization ensures data integrity, and enables full transaction history in a single shared source from the beginning</text:span></text:p>
      <text:p text:style-name="P1"><text:span text:style-name="T76"/></text:p>
      <text:p text:style-name="P1"><text:span text:style-name="T77">Programmable capabilities: Code that addresses governance, compliance, data privacy, identity, system incentives and features that manage stakeholder participation (for voting and other rights)</text:span><text:span text:style-name="T78">—</text:span><text:span text:style-name="T79"><text:s/>can be built into the assets themselves.</text:span></text:p>
      <text:p text:style-name="P1"><text:span text:style-name="T80"/></text:p>
      <text:p text:style-name="P1"><text:span text:style-name="T81">Economic benefits: Automated, more efficient processes trigger reduced infrastructure costs, operation costs, and transaction costs</text:span></text:p>
      <text:p text:style-name="P1"><text:span text:style-name="T82"/></text:p>
      <text:p text:style-name="P1"><text:span text:style-name="T83">* How is your company performing relative to competitors in the same domain?</text:span></text:p>
      <text:p text:style-name="P1"><text:span text:style-name="T84">Among the top 50 companies integrating blockchain technology into their operations on the Forbes Blockchain 50 list, 32 have chosen the Ethereum platform. </text:span></text:p>
      <text:p text:style-name="P1"><text:span text:style-name="T85"/></text:p>
      <text:p text:style-name="P1"><text:span text:style-name="T86">As of September 2019, Ethereum was the second-largest virtual currency on the market, behind only Bitcoin. Some even have it surpassed Bitcoin, thanks to the surge in popularity of DeFi and DApp tokens that are based on the Ethereum blockchain.</text:span></text:p>
      <text:p text:style-name="P1"><text:span text:style-name="T87"/></text:p>
      <text:p text:style-name="P1"><text:span text:style-name="T87"/></text:p>
      <text:p text:style-name="P1"><text:span text:style-name="T88">## Recommendations</text:span></text:p>
      <text:p text:style-name="P1"><text:span text:style-name="T89"/></text:p>
      <text:p text:style-name="P1"><text:span text:style-name="T90">* If you were to advise the company, what products or services would you suggest they offer? (This could be something that a competitor offers, or use your imagination!)</text:span></text:p>
      <text:p text:style-name="P1"><text:span text:style-name="T91">With the evolution that Blockchain is bringing into the fintech world securtiy still remains a concern for all industries. In my openion Ethereum should invest in providing a better<text:s/></text:span><text:span text:style-name="T92">Blockchain Security</text:span><text:span text:style-name="T93"><text:s/>product than what's avialable now.</text:span></text:p>
      <text:p text:style-name="P1"><text:span text:style-name="T93"><text:s text:c="3"/></text:span></text:p>
      <text:p text:style-name="P1"><text:span text:style-name="T94">* Why do you think that offering this product or service would benefit the company?</text:span></text:p>
      <text:p text:style-name="P1"><text:span text:style-name="T95">Ethereum is still a very young platform, but its potential and applications could be limitless. Ethereum’s infrastructure was enhanced over the last few years after the split of the company when it was challenged with security issues. </text:span></text:p>
      <text:p text:style-name="P1"><text:span text:style-name="T96"/></text:p>
      <text:p text:style-name="P1"><text:span text:style-name="T97">Unlike it's competitors like Bitcoin and others it is more open to reform measures which ultimately make it a superior solution to it's clients. Therefore by adding a security product to it's list of services ethereum should stay ahead of the curve and separate itself from its competitors even further.</text:span></text:p>
      <text:p text:style-name="P1"><text:span text:style-name="T98"/></text:p>
      <text:p text:style-name="P1"><text:span text:style-name="T99">* What technologies would this additional product or service utilize? </text:span></text:p>
      <text:p text:style-name="P1"><text:span text:style-name="T100">It will be utilizing machine learning for a better Secure Hash Alogorithms.</text:span></text:p>
      <text:p text:style-name="P1"><text:span text:style-name="T101"/></text:p>
      <text:p text:style-name="P1"><text:span text:style-name="T102">* Why are these technologies appropriate for your solution?</text:span></text:p>
      <text:p text:style-name="P1"><text:span text:style-name="T103">By having an advance SHA algorithms, we can have a more efficient smart contracts built on a better proof of work, proof of stake reward system.<text:s text:c="2"/></text:span></text:p>
      <text:p text:style-name="P1"><text:span text:style-name="T104"/></text:p>
      <text:p text:style-name="P1"><text:span text:style-name="T105">Video</text:span></text:p>
      <text:p text:style-name="P1"><text:span text:style-name="T105">Ethereum: The World Computer (1:17)</text:span></text:p>
      <text:p text:style-name="P1"><text:a xlink:href="https://youtu.be/j23HnORQXvs"><text:span text:style-name="T106">https://youtu.be/j23HnORQXvs</text:span></text:a><text:span text:style-name="T107"/></text:p>
      <text:p text:style-name="P1"><text:span text:style-name="T107"/></text:p>
      <text:p text:style-name="P1"><text:span text:style-name="T107"/></text:p>
      <text:p text:style-name="P1"><text:span text:style-name="T108">References</text:span></text:p>
      <text:p text:style-name="P1"><text:span text:style-name="T109"/></text:p>
      <text:p text:style-name="P1"><text:a xlink:href="https://blog.ethereum.org/2014/07/22/launching-the-ether-sale/"><text:span text:style-name="T110">https://blog.ethereum.org/2014/07/22/launching-the-ether-sale/</text:span></text:a><text:span text:style-name="T111"/></text:p>
      <text:p text:style-name="P1"><text:span text:style-name="T111"/></text:p>
      <text:p text:style-name="P1"><text:a xlink:href="https://www.marketsandmarkets.com/Market-Reports/blockchain-technology-market-90100890.html"><text:span text:style-name="T112">https://www.marketsandmarkets.com/Market-Reports/blockchain-technology-market-90100890.html</text:span></text:a><text:span text:style-name="T113"/></text:p>
      <text:p text:style-name="P1"><text:span text:style-name="T113"/></text:p>
      <text:p text:style-name="P1"><text:a xlink:href="https://coinnounce.com/ethereum-ico-2014/"><text:span text:style-name="T114">https://coinnounce.com/ethereum-ico-2014/</text:span></text:a><text:span text:style-name="T115"/></text:p>
      <text:p text:style-name="P1"><text:span text:style-name="T116"/></text:p>
      <text:p text:style-name="P1"><text:a xlink:href="https://ethereum.org/en/"><text:span text:style-name="T117">https://ethereum.org/en/</text:span></text:a><text:span text:style-name="T118"/></text:p>
      <text:p text:style-name="P1"><text:span text:style-name="T118"/></text:p>
      <text:p text:style-name="P1"><text:a xlink:href="https://bitcoinmagazine.com/?s=ethereum"><text:span text:style-name="T119">https://bitcoinmagazine.com/?s=ethereum</text:span></text:a><text:span text:style-name="T120"/></text:p>
      <text:p text:style-name="P1"><text:span text:style-name="T121"/></text:p>
      <text:p text:style-name="P1"><text:a xlink:href="https://www.investopedia.com/terms/e/ethereum.asp"><text:span text:style-name="T122">https://www.investopedia.com/terms/e/ethereum.asp</text:span></text:a><text:span text:style-name="T123"/></text:p>
      <text:p text:style-name="P1"><text:span text:style-name="T124"/></text:p>
      <text:p text:style-name="P1"><text:a xlink:href="https://consensys.net/blockchain-use-cases/finance/"><text:span text:style-name="T125">https://consensys.net/blockchain-use-cases/finance/</text:span></text:a><text:span text:style-name="T126"/></text:p>
      <text:p text:style-name="P1"><text:span text:style-name="T127"/></text:p>
      <text:p text:style-name="P1"><text:a xlink:href="https://cointelegraph.com/ethereum-for-beginners/who-is-vitalik-buterin"><text:span text:style-name="T128">https://cointelegraph.com/ethereum-for-beginners/who-is-vitalik-buterin</text:span></text:a><text:span text:style-name="T129"/></text:p>
      <text:p text:style-name="P1"><text:span text:style-name="T130"/></text:p>
      <text:p text:style-name="P1"><text:a xlink:href="https://www.theblockcrypto.com/linked/63732/ethereum-projects-25-million"><text:span text:style-name="T131">https://www.theblockcrypto.com/linked/63732/ethereum-projects-25-million</text:span></text:a><text:span text:style-name="T132"/></text:p>
      <text:p text:style-name="P1"><text:span text:style-name="T133"/></text:p>
      <text:p text:style-name="P1"><text:a xlink:href="https://www.investopedia.com/articles/investing/031416/bitcoin-vs-ethereum-driven-different-purposes.asp"><text:span text:style-name="T134">https://www.investopedia.com/articles/investing/031416/bitcoin-vs-ethereum-driven-different-purposes.asp</text:span></text:a><text:span text:style-name="T135"/></text:p>
      <text:p text:style-name="P1"><text:span text:style-name="T136"/></text:p>
      <text:p text:style-name="P1"><text:a xlink:href="https://stackshare.io/ethereum"><text:span text:style-name="T137">https://stackshare.io/ethereum</text:span></text:a><text:span text:style-name="T138"/></text:p>
      <text:p text:style-name="P1"><text:span text:style-name="T138"/></text:p>
      <text:p text:style-name="P1"><text:a xlink:href="https://bernardmarr.com/default.asp?contentID=1306#:~:text=Proponents of Ethereum believe its,as JPMorgan Chase, Intel and"><text:span text:style-name="T140">https://bernardmarr.com/default.asp?contentID=1306#:~:text=Proponents%20of%20Ethereum%20believe%20its,as%20JPMorgan%20Chase%2C%20Intel%20and</text:span></text:a><text:span text:style-name="T141"/></text:p>
      <text:p text:style-name="P1"><text:span text:style-name="T141"/></text:p>
      <text:p text:style-name="P1"><text:a xlink:href="https://finance.yahoo.com/news/three-huge-names-making-ethereum-140010121.html"><text:span text:style-name="T142">https://finance.yahoo.com/news/three-huge-names-making-ethereum-140010121.html</text:span></text:a><text:span text:style-name="T143"/></text:p>
      <text:p text:style-name="P1"><text:span text:style-name="T143"/></text:p>
      <text:p text:style-name="P1"><text:span text:style-name="T14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